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622d8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text-underline-style="none"/>
    </style:style>
    <style:style style:name="T218" style:family="text">
      <style:text-properties fo:color="#000000" loext:opacity="100%" style:text-line-through-style="none" style:text-line-through-type="none" style:text-underline-style="none" officeooo:rsid="0aabd8f8"/>
    </style:style>
    <style:style style:name="T219" style:family="text">
      <style:text-properties fo:color="#000000" loext:opacity="100%" style:text-line-through-style="none" style:text-line-through-type="none" style:text-underline-style="none" officeooo:rsid="0ee1abbb"/>
    </style:style>
    <style:style style:name="T220" style:family="text">
      <style:text-properties fo:color="#000000" loext:opacity="100%" style:text-line-through-style="none" style:text-line-through-type="none" style:text-underline-style="none" officeooo:rsid="0ee5411e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0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color="#000000" loext:opacity="100%" officeooo:rsid="004804ae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officeooo:rsid="047da547"/>
    </style:style>
    <style:style style:name="T32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officeooo:rsid="04473353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9" style:family="text">
      <style:text-properties officeooo:rsid="0aace3cd"/>
    </style:style>
    <style:style style:name="T350" style:family="text">
      <style:text-properties fo:font-size="8pt" style:font-size-asian="8pt" style:font-size-complex="8pt" loext:padding="0.049cm" loext:border="0.31pt solid #000000"/>
    </style:style>
    <style:style style:name="T351" style:family="text">
      <style:text-properties officeooo:rsid="01657261" style:font-size-complex="12pt"/>
    </style:style>
    <style:style style:name="T352" style:family="text">
      <style:text-properties officeooo:rsid="0e5635a7"/>
    </style:style>
    <style:style style:name="T353" style:family="text">
      <style:text-properties officeooo:rsid="0e56c5f4"/>
    </style:style>
    <style:style style:name="T354" style:family="text">
      <style:text-properties officeooo:rsid="0e80285f"/>
    </style:style>
    <style:style style:name="T355" style:family="text">
      <style:text-properties officeooo:rsid="0e838e2a"/>
    </style:style>
    <style:style style:name="T356" style:family="text">
      <style:text-properties officeooo:rsid="0e83c34e"/>
    </style:style>
    <style:style style:name="T35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fo:color="#808080" loext:opacity="100%" style:font-name="Liberation Sans" fo:font-size="12pt" style:font-size-asian="12pt" style:font-size-complex="12pt"/>
    </style:style>
    <style:style style:name="T37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3" style:family="text">
      <style:text-properties officeooo:rsid="0ee1abbb"/>
    </style:style>
    <style:style style:name="T3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43">C</text:span></text:span><text:span text:style-name="Strong_20_Emphasis"><text:span text:style-name="T242">hecklist voor </text:span></text:span><text:span text:style-name="Strong_20_Emphasis"><text:span text:style-name="T244">de installatie</text:span></text:span><text:span text:style-name="Strong_20_Emphasis"><text:span text:style-name="T242"> van </text:span>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<text:span text:style-name="Strong_20_Emphasis"><text:span text:style-name="T250"><text:user-field-get text:name="Version">22.04</text:user-field-get></text:span></text:span><text:span text:style-name="Strong_20_Emphasis"><text:span text:style-name="T246"><text:s/>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82"><text:span text:style-name="T270">LTS</text:span><text:span text:style-name="T278"> </text:span><text:span text:style-name="T279">staat voor</text:span><text:span text:style-name="T277"> </text:span><text:span text:style-name="T270">Long-Term Support, langetermijnondersteuning, </text:span><text:span text:style-name="T280">en </text:span><text:span text:style-name="T281">d</text:span><text:span text:style-name="T280">eze </text:span><text:span text:style-name="Strong_20_Emphasis"><text:span text:style-name="T284"><text:user-field-get text:name="Distro">Ubuntu</text:user-field-get></text:span></text:span><text:span text:style-name="T280"><text:s/></text:span><text:span text:style-name="T285"><text:user-field-get text:name="Version">22.04</text:user-field-get></text:span><text:span text:style-name="T285"><text:s/></text:span><text:span text:style-name="T280">LTS </text:span><text:span text:style-name="T282">(codenaam </text:span><text:span text:style-name="T283">j</text:span><text:span text:style-name="T374">ammy</text:span><text:span text:style-name="T282">) </text:span><text:span text:style-name="T279">van</text:span><text:span text:style-name="T276"> </text:span><text:span text:style-name="T274">april</text:span><text:span text:style-name="T272"> </text:span><text:span text:style-name="Strong_20_Emphasis"><text:span text:style-name="T165"><text:user-field-get style:data-style-name="N0" text:name="Releaseyear">2022</text:user-field-get></text:span></text:span><text:span text:style-name="T274"><text:s/></text:span><text:span text:style-name="T270">wordt </text:span><text:span text:style-name="T271">vijf</text:span><text:span text:style-name="T270"> jaar onder</text:span><text:span text:style-name="T276">houden</text:span><text:span text:style-name="T275"> </text:span><text:span text:style-name="T270">tot </text:span><text:span text:style-name="T274">april</text:span><text:span text:style-name="T269"> </text:span><text:span text:style-name="T270">202</text:span><text:span text:style-name="T274">7</text:span><text:span text:style-name="T273">.</text:span></text:p></text:note-body></text:note></text:span></text:span><text:span text:style-name="Strong_20_Emphasis"><text:span text:style-name="T248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5">.</text:span></text:span></text:p>
      <text:p text:style-name="P10"/>
      <text:p text:style-name="P70"><text:span text:style-name="T37">Kijk op</text:span><text:span text:style-name="T242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2"> </text:span><text:span text:style-name="T318">voor</text:span><text:span text:style-name="T319"> </text:span><text:span text:style-name="T320">deze en andere </text:span><text:span text:style-name="T321">Linux documenten</text:span><text:span text:style-name="T67">, scripts, </text:span><text:span text:style-name="T68">en informatie</text:span><text:span text:style-name="T67">.</text:span></text:p>
      <text:p text:style-name="P11"/>
      <text:p text:style-name="P40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12"/>
      <text:p text:style-name="P9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22">(zie toelichting)</text:span><text:span text:style-name="T17">:</text:span></text:p>
      <text:p text:style-name="P2"><text:span text:style-name="Definition"><text:span text:style-name="T339">g</text:span></text:span><text:span text:style-name="Definition"><text:span text:style-name="T338">ebruiker</text:span></text:span><text:span text:style-name="Definition"><text:span text:style-name="T327"><text:tab/><text:tab/></text:span></text:span><text:span text:style-name="Definition"><text:span text:style-name="T344"> <text:tab/><text:tab/></text:span></text:span><text:span text:style-name="T32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28"><text:tab/></text:span><text:span text:style-name="T329">(</text:span><text:span text:style-name="T324">volledige naam, bijv. </text:span><text:span text:style-name="T326">J</text:span><text:span text:style-name="T343">a</text:span><text:span text:style-name="T326">n </text:span><text:span text:style-name="T343">Jansen</text:span><text:span text:style-name="T325">)</text:span></text:p>
      <text:p text:style-name="Standard"><text:span text:style-name="Definition"><text:span text:style-name="T339">g</text:span></text:span><text:span text:style-name="Definition"><text:span text:style-name="T338">ebruikersnaam</text:span></text:span><text:span text:style-name="Definition"><text:span text:style-name="T323"><text:tab/></text:span></text:span><text:span text:style-name="Definition"><text:span text:style-name="T323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23"><text:tab/></text:span></text:span><text:span text:style-name="T9">(korte naam, bijv. </text:span><text:span text:style-name="T254">j</text:span><text:span text:style-name="T255">an</text:span><text:span text:style-name="T9">)</text:span></text:p>
      <text:p text:style-name="P1"><text:span text:style-name="Definition"><text:span text:style-name="T341">c</text:span></text:span><text:span text:style-name="Definition"><text:span text:style-name="T340">omputernaam</text:span></text:span><text:span text:style-name="Definition"><text:span text:style-name="T330"><text:tab/><text:tab/></text:span></text:span><text:span text:style-name="Definition"><text:span text:style-name="T32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28"><text:tab/></text:span></text:span><text:span text:style-name="Definition"><text:span text:style-name="T331">(</text:span></text:span><text:span text:style-name="Definition"><text:span text:style-name="T332">naam van de compute</text:span></text:span><text:span text:style-name="Definition"><text:span text:style-name="T333">r, </text:span></text:span><text:span text:style-name="Definition"><text:span text:style-name="T334">bijv. </text:span></text:span><text:span text:style-name="Definition"><text:span text:style-name="T335">pc02</text:span></text:span><text:span text:style-name="Definition"><text:span text:style-name="T331">)</text:span></text:span></text:p>
      <text:p text:style-name="P1"><text:span text:style-name="Definition"><text:span text:style-name="T339">o</text:span></text:span><text:span text:style-name="Definition"><text:span text:style-name="T338">pstartmenu</text:span></text:span><text:span text:style-name="Definition"><text:span text:style-name="T328"><text:tab/><text:tab/><text:tab/></text:span></text:span><text:span text:style-name="Definition"><text:span text:style-name="T32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28"><text:tab/></text:span></text:span><text:span text:style-name="Definition"><text:span text:style-name="T331">(</text:span></text:span><text:span text:style-name="Definition"><text:span text:style-name="T332">to</text:span></text:span><text:span text:style-name="Definition"><text:span text:style-name="T336">ets voor het opstartmedium</text:span></text:span><text:span text:style-name="Definition"><text:span text:style-name="T337">)</text:span></text:span></text:p>
      <text:p text:style-name="P6"><text:span text:style-name="Definition"><text:span text:style-name="T341">i</text:span></text:span><text:span text:style-name="Definition"><text:span text:style-name="T342">nstellingen</text:span></text:span><text:span text:style-name="T331"><text:tab/><text:tab/> <text:tab/></text:span><text:span text:style-name="T33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31"><text:tab/>(</text:span><text:span text:style-name="T332">toets voor het UEFI-BIOS-scherm</text:span><text:span text:style-name="T331">)</text:span></text:p>
      <text:p text:style-name="P3"><text:span text:style-name="Definition"><text:span text:style-name="T358">g</text:span></text:span><text:span text:style-name="Definition"><text:span text:style-name="T357">ebruiker</text:span></text:span><text:span text:style-name="Definition"><text:span text:style-name="T359">2</text:span></text:span><text:span text:style-name="Definition"><text:span text:style-name="T360"><text:tab/></text:span></text:span><text:span text:style-name="Definition"><text:span text:style-name="T370"> <text:tab/><text:tab/></text:span></text:span><text:span text:style-name="T36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61"><text:tab/></text:span><text:span text:style-name="T362">(</text:span><text:span text:style-name="T363">volledige naam </text:span><text:span text:style-name="T364">evt. 2</text:span><text:span text:style-name="T371">e</text:span><text:span text:style-name="T364"> gebruiker</text:span><text:span text:style-name="T365">)</text:span></text:p>
      <text:p text:style-name="P71"><text:span text:style-name="Definition"><text:span text:style-name="T358">g</text:span></text:span><text:span text:style-name="Definition"><text:span text:style-name="T357">ebruikersnaam</text:span></text:span><text:span text:style-name="Definition"><text:span text:style-name="T359">2</text:span></text:span><text:span text:style-name="Definition"><text:span text:style-name="T366"><text:tab/></text:span></text:span><text:span text:style-name="Definition"><text:span text:style-name="T36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6"><text:tab/></text:span></text:span><text:span text:style-name="T367">(korte naam</text:span><text:span text:style-name="T368"> </text:span><text:span text:style-name="T369">evt. 2</text:span><text:span text:style-name="T372">e</text:span><text:span text:style-name="T369"> gebruiker</text:span><text:span text:style-name="T367">)</text:span></text:p>
      <text:p text:style-name="P3"><text:span text:style-name="T256">Vervang </text:span><text:span text:style-name="Definition"><text:span text:style-name="T11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5"/>
      <text:p text:style-name="P5"/>
      <text:p text:style-name="P4"><text:span text:style-name="T265">Nog niet op Linux?</text:span><text:span text:style-name="T258"><text:tab/></text:span><text:span text:style-name="T262"><text:tab/></text:span><text:span text:style-name="T263">G</text:span><text:span text:style-name="T259">ebruik </text:span><text:span text:style-name="Strong_20_Emphasis"><text:span text:style-name="T266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0"> onder </text:span><text:span text:style-name="T264">Linux</text:span><text:span text:style-name="T261">.</text:span></text:p>
      <text:p text:style-name="P41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25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5"/>
      <text:p text:style-name="P25"/>
      <text:list xml:id="list3142146776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2"><text:s/></text:span></text:span><text:span text:style-name="Strong_20_Emphasis"><text:span text:style-name="T115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2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7"><text:span text:style-name="User_20_Entry"><text:span text:style-name="T164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12">t</text:span></text:span><text:span text:style-name="User_20_Entry"><text:span text:style-name="T213">uele </text:span></text:span><text:span text:style-name="User_20_Entry"><text:span text:style-name="T214">extra </text:span></text:span><text:span text:style-name="User_20_Entry"><text:span text:style-name="T216">gebruiker</text:span></text:span><text:span text:style-name="User_20_Entry"><text:span text:style-name="T214">s aanmelden </text:span></text:span><text:span text:style-name="User_20_Entry"><text:span text:style-name="T215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4"><text:s/></text:span></text:span><text:span text:style-name="Strong_20_Emphasis"><text:span text:style-name="T116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4">Installeer </text:span></text:span><text:span text:style-name="Strong_20_Emphasis"><text:span text:style-name="T113">pakket kz</text:span></text:span><text:span text:style-name="Strong_20_Emphasis"><text:span text:style-name="T113"><text:note text:id="ftn3" text:note-class="footnote"><text:note-citation>3</text:note-citation><text:note-body><text:p text:style-name="P79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75">via </text:span></text:span><text:span text:style-name="Strong_20_Emphasis"><text:span text:style-name="T83">een </text:span></text:span><text:span text:style-name="Strong_20_Emphasis"><text:span text:style-name="T89">druk op de </text:span></text:span><text:span text:style-name="Strong_20_Emphasis"><text:span text:style-name="T86">Super</text:span></text:span><text:span text:style-name="Strong_20_Emphasis"><text:span text:style-name="T89">-toets</text:span></text:span><text:span text:style-name="Strong_20_Emphasis"><text:span text:style-name="T35"><text:note text:id="ftn4" text:note-class="footnote"><text:note-citation>4</text:note-citation><text:note-body><text:p text:style-name="P66"><text:span text:style-name="T224">D</text:span>e <text:span text:style-name="T350">Super</text:span>-toets <text:span text:style-name="T375">zit linksonder op het toetsenbord en </text:span>heeft een logo in plaats van alleen letters.</text:p></text:note-body></text:note></text:span></text:span><text:span text:style-name="Strong_20_Emphasis"><text:span text:style-name="T83">, </text:span></text:span><text:span text:style-name="Strong_20_Emphasis"><text:span text:style-name="T96">t</text:span></text:span><text:span text:style-name="Strong_20_Emphasis"><text:span text:style-name="T88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7"> </text:span></text:span><text:span text:style-name="Strong_20_Emphasis"><text:span text:style-name="T97">e</text:span></text:span><text:span text:style-name="Strong_20_Emphasis"><text:span text:style-name="T75">n </text:span></text:span><text:span text:style-name="Strong_20_Emphasis"><text:span text:style-name="T91">k</text:span></text:span><text:span text:style-name="Strong_20_Emphasis"><text:span text:style-name="T75">lik op </text:span></text:span><text:span text:style-name="Strong_20_Emphasis"><text:span text:style-name="T139">Terminalvenster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4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78">, of </text:span></text:span><text:span text:style-name="Strong_20_Emphasis"><text:span text:style-name="T77">kopieer en plak, de</text:span></text:span><text:span text:style-name="Strong_20_Emphasis"><text:span text:style-name="T79">z</text:span></text:span><text:span text:style-name="Strong_20_Emphasis"><text:span text:style-name="T77">e </text:span></text:span><text:span text:style-name="Strong_20_Emphasis"><text:span text:style-name="T80">twee </text:span></text:span><text:span text:style-name="Strong_20_Emphasis"><text:span text:style-name="T77">opdrachten, ieder gevolgd door de </text:span></text:span><text:span text:style-name="Strong_20_Emphasis"><text:span text:style-name="T76">Enter</text:span></text:span><text:span text:style-name="Strong_20_Emphasis"><text:span text:style-name="T75">-toets:<text:line-break/></text:span></text:span><text:span text:style-name="User_20_Entry"><text:span text:style-name="T28">wget karelzimmer.nl/</text:span></text:span><text:span text:style-name="User_20_Entry"><text:span text:style-name="T29">kz</text:span></text:span><text:span text:style-name="User_20_Entry"><text:span text:style-name="T28"><text:line-break/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4"><text:s/></text:span></text:span><text:span text:style-name="Strong_20_Emphasis"><text:span text:style-name="Strong_20_Emphasis"><text:span text:style-name="T116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3">Bereid de installatie voor </text:span></text:span><text:span text:style-name="Strong_20_Emphasis"><text:span text:style-name="T75">via </text:span></text:span><text:span text:style-name="Strong_20_Emphasis"><text:span text:style-name="T83">een </text:span></text:span><text:span text:style-name="Strong_20_Emphasis"><text:span text:style-name="T84">druk </text:span></text:span><text:span text:style-name="Strong_20_Emphasis"><text:span text:style-name="T85">op de </text:span></text:span><text:span text:style-name="Strong_20_Emphasis"><text:span text:style-name="T86">Super</text:span></text:span><text:span text:style-name="Strong_20_Emphasis"><text:span text:style-name="T8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83">, </text:span></text:span><text:span text:style-name="Strong_20_Emphasis"><text:span text:style-name="T87">t</text:span></text:span><text:span text:style-name="Strong_20_Emphasis"><text:span text:style-name="T88">yp </text:span></text:span><text:span text:style-name="Strong_20_Emphasis"><text:span text:style-name="T133">men</text:span></text:span><text:span text:style-name="Strong_20_Emphasis"><text:span text:style-name="T134">u</text:span></text:span><text:span text:style-name="Strong_20_Emphasis"><text:span text:style-name="T89"> </text:span></text:span><text:span text:style-name="Strong_20_Emphasis"><text:span text:style-name="T90">e</text:span></text:span><text:span text:style-name="Strong_20_Emphasis"><text:span text:style-name="T75">n </text:span></text:span><text:span text:style-name="Strong_20_Emphasis"><text:span text:style-name="T91">k</text:span></text:span><text:span text:style-name="Strong_20_Emphasis"><text:span text:style-name="T75">lik op </text:span></text:span><text:span text:style-name="Strong_20_Emphasis"><text:span text:style-name="T151">Installatiem</text:span></text:span><text:span text:style-name="Strong_20_Emphasis"><text:span text:style-name="T152">enu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2">K</text:span></text:span><text:span text:style-name="Strong_20_Emphasis"><text:span text:style-name="T93">ie</text:span></text:span><text:span text:style-name="Strong_20_Emphasis"><text:span text:style-name="T94">s</text:span></text:span><text:span text:style-name="Strong_20_Emphasis"><text:span text:style-name="T82"> </text:span></text:span><text:span text:style-name="Strong_20_Emphasis"><text:span text:style-name="T153">1</text:span></text:span><text:span text:style-name="Strong_20_Emphasis"><text:span text:style-name="T154"> </text:span></text:span><text:span text:style-name="Strong_20_Emphasis"><text:span text:style-name="T155">In</text:span></text:span><text:span text:style-name="Strong_20_Emphasis"><text:span text:style-name="T142">stallatie voorbereiden</text:span></text:span><text:span text:style-name="Strong_20_Emphasis"><text:span text:style-name="T95"> </text:span></text:span><text:span text:style-name="Strong_20_Emphasis"><text:span text:style-name="T81">en volg </text:span></text:span><text:span text:style-name="Strong_20_Emphasis"><text:span text:style-name="T82">de aanwijzingen op het scherm.</text:span></text:span></text:p>
          </table:table-cell>
        </table:table-row>
      </table:table>
      <text:p text:style-name="P14"/>
      <text:list xml:id="list164716302644169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4"><text:s/></text:span></text:span><text:span text:style-name="Strong_20_Emphasis"><text:span text:style-name="T116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6">Start de computer op vanaf </text:span><text:span text:style-name="T286">een </text:span><text:span text:style-name="Strong_20_Emphasis"><text:span text:style-name="T252"><text:user-field-get text:name="Distro">Ubuntu</text:user-field-get></text:span></text:span><text:span text:style-name="T241"><text:s/></text:span><text:span text:style-name="T237"><text:user-field-get text:name="Version">22.04</text:user-field-get></text:span><text:span text:style-name="T217"><text:s/></text:span><text:span text:style-name="Strong_20_Emphasis"><text:span text:style-name="T160"><text:user-field-get text:name="Edition">desktop</text:user-field-get></text:span></text:span><text:span text:style-name="Strong_20_Emphasis"><text:span text:style-name="T160"><text:s/></text:span></text:span><text:span text:style-name="T217">Live</text:span><text:span text:style-name="T217"><text:note text:id="ftn5" text:note-class="footnote"><text:note-citation>1</text:note-citation><text:note-body><text:p text:style-name="P83"><text:span text:style-name="T345">Vanaf ee</text:span>n Live <text:span text:style-name="T373">usb</text:span><text:span text:style-name="T349">-stick </text:span><text:span text:style-name="T352">(</text:span><text:span text:style-name="T349">of </text:span><text:span text:style-name="T353">dvd</text:span><text:span text:style-name="T352">)</text:span><text:span text:style-name="T22"> </text:span>kunt <text:span text:style-name="T345">u opstarten en</text:span> <text:span text:style-name="T18">met </text:span><text:span text:style-name="Strong_20_Emphasis"><text:span text:style-name="T284"><text:user-field-get text:name="Distro">Ubuntu</text:user-field-get></text:span></text:span><text:span text:style-name="Strong_20_Emphasis"><text:span text:style-name="T284"><text:s/></text:span></text:span>werken zonder deze te installeren.</text:p></text:note-body></text:note></text:span><text:span text:style-name="T217"> </text:span><text:span text:style-name="T219">usb</text:span><text:span text:style-name="T218">-stick</text:span><text:span text:style-name="T218"><text:note text:id="ftn6" text:note-class="footnote"><text:note-citation>2</text:note-citation><text:note-body><text:p text:style-name="P77"><text:span text:style-name="Strong_20_Emphasis"><text:span text:style-name="T166">Download </text:span></text:span><text:span text:style-name="Strong_20_Emphasis"><text:span text:style-name="T167">een </text:span></text:span><text:span text:style-name="Strong_20_Emphasis"><text:span text:style-name="T168">Desktop </text:span></text:span><text:span text:style-name="Strong_20_Emphasis"><text:span text:style-name="T169">cd</text:span></text:span><text:span text:style-name="Strong_20_Emphasis"><text:span text:style-name="T195">-beeldbestand</text:span></text:span><text:span text:style-name="Strong_20_Emphasis"><text:span text:style-name="T170"> </text:span></text:span><text:span text:style-name="Strong_20_Emphasis"><text:span text:style-name="T171">(.iso) </text:span></text:span><text:span text:style-name="Strong_20_Emphasis"><text:span text:style-name="T170">vanaf </text:span></text:span><text:a xlink:type="simple" xlink:href="https://nl.releases.ubuntu.com/" text:style-name="Internet_20_link" text:visited-style-name="Visited_20_Internet_20_Link"><text:span text:style-name="Strong_20_Emphasis"><text:span text:style-name="T347">nl.releases.ubuntu.com</text:span></text:span></text:a><text:span text:style-name="Strong_20_Emphasis"><text:span text:style-name="T170">, </text:span></text:span><text:span text:style-name="Strong_20_Emphasis"><text:span text:style-name="T172">klik op</text:span></text:span><text:span text:style-name="Strong_20_Emphasis"><text:span text:style-name="T173"> </text:span></text:span><text:span text:style-name="Strong_20_Emphasis"><text:span text:style-name="T200">Ubuntu 2</text:span></text:span><text:span text:style-name="Strong_20_Emphasis"><text:span text:style-name="T201">2</text:span></text:span><text:span text:style-name="Strong_20_Emphasis"><text:span text:style-name="T200">.04 LTS (Jammy Jellyfish)</text:span></text:span><text:span text:style-name="Strong_20_Emphasis"><text:span text:style-name="T173">, </text:span></text:span><text:span text:style-name="Strong_20_Emphasis"><text:span text:style-name="T174">en </text:span></text:span><text:span text:style-name="Strong_20_Emphasis"><text:span text:style-name="T172">klik </text:span></text:span><text:span text:style-name="Strong_20_Emphasis"><text:span text:style-name="T174">vervolgens </text:span></text:span><text:span text:style-name="Strong_20_Emphasis"><text:span text:style-name="T175">achter</text:span></text:span><text:span text:style-name="Strong_20_Emphasis"><text:span text:style-name="T174"> </text:span></text:span><text:span text:style-name="Strong_20_Emphasis"><text:span text:style-name="T202">Desktop image</text:span></text:span><text:span text:style-name="Strong_20_Emphasis"><text:span text:style-name="T174"> </text:span></text:span><text:span text:style-name="Strong_20_Emphasis"><text:span text:style-name="T175">op </text:span></text:span><text:span text:style-name="Strong_20_Emphasis"><text:span text:style-name="T199">64-bit PC (AMD64) desktop image</text:span></text:span><text:span text:style-name="Strong_20_Emphasis"><text:span text:style-name="T198">.</text:span></text:span><text:span text:style-name="Strong_20_Emphasis"><text:span text:style-name="T174"><text:line-break/></text:span></text:span><text:span text:style-name="Strong_20_Emphasis"><text:span text:style-name="T172">P</text:span></text:span><text:span text:style-name="Strong_20_Emphasis"><text:span text:style-name="T166">laats </text:span></text:span><text:span text:style-name="Strong_20_Emphasis"><text:span text:style-name="T167">een </text:span></text:span><text:span text:style-name="Strong_20_Emphasis"><text:span text:style-name="T169">usb</text:span></text:span><text:span text:style-name="Strong_20_Emphasis"><text:span text:style-name="T167">-stick </text:span></text:span><text:span text:style-name="Strong_20_Emphasis"><text:span text:style-name="T196">va</text:span></text:span><text:span text:style-name="Strong_20_Emphasis"><text:span text:style-name="T176">n </text:span></text:span><text:span text:style-name="Strong_20_Emphasis"><text:span text:style-name="T177">min</text:span></text:span><text:span text:style-name="Strong_20_Emphasis"><text:span text:style-name="T178">imaal</text:span></text:span><text:span text:style-name="Strong_20_Emphasis"><text:span text:style-name="T177"> </text:span></text:span><text:span text:style-name="Strong_20_Emphasis"><text:span text:style-name="T179">4</text:span></text:span><text:span text:style-name="Strong_20_Emphasis"><text:span text:style-name="T177"> GB. <text:line-break/></text:span></text:span><text:span text:style-name="Strong_20_Emphasis"><text:span text:style-name="T197">Zoek</text:span></text:span><text:span text:style-name="Strong_20_Emphasis"><text:span text:style-name="T177"> </text:span></text:span><text:span text:style-name="Strong_20_Emphasis"><text:span text:style-name="T203">s</text:span></text:span><text:span text:style-name="Strong_20_Emphasis"><text:span text:style-name="T204">ch</text:span></text:span><text:span text:style-name="Strong_20_Emphasis"><text:span text:style-name="T177"> en klik op het pictogram van</text:span></text:span><text:span text:style-name="Strong_20_Emphasis"><text:span text:style-name="T180"> </text:span></text:span><text:span text:style-name="Strong_20_Emphasis"><text:span text:style-name="T206">Schijven</text:span></text:span><text:span text:style-name="Strong_20_Emphasis"><text:span text:style-name="T181">. Selecteer de </text:span></text:span><text:span text:style-name="Strong_20_Emphasis"><text:span text:style-name="T182">usb</text:span></text:span><text:span text:style-name="Strong_20_Emphasis"><text:span text:style-name="T181">-stick in de lijst van schijven aan de linkerkant en klik rechtsboven op </text:span></text:span><text:span text:style-name="Strong_20_Emphasis"><text:span text:style-name="T205">Schijfinstellingen</text:span></text:span><text:span text:style-name="Strong_20_Emphasis"><text:span text:style-name="T181"> </text:span></text:span><text:span text:style-name="Strong_20_Emphasis"><text:span text:style-name="T205">⋮</text:span></text:span><text:span text:style-name="Strong_20_Emphasis"><text:span text:style-name="T181"> (icoontje met de drie puntjes).</text:span></text:span></text:p><text:p text:style-name="P73"><text:span text:style-name="Strong_20_Emphasis"><text:span text:style-name="T181"><text:tab/>Kies </text:span></text:span><text:span text:style-name="Strong_20_Emphasis"><text:span text:style-name="T205">Schijfkopie terugzetten</text:span></text:span><text:span text:style-name="Strong_20_Emphasis"><text:span text:style-name="T181"> en selecteer </text:span></text:span><text:span text:style-name="Strong_20_Emphasis"><text:span text:style-name="T183">het net</text:span></text:span><text:span text:style-name="Strong_20_Emphasis"><text:span text:style-name="T184"> gedownloade </text:span></text:span><text:span text:style-name="Strong_20_Emphasis"><text:span text:style-name="T185">cd</text:span></text:span><text:span text:style-name="T19">-beeldbestand </text:span><text:span text:style-name="T20">(.iso)</text:span><text:span text:style-name="Strong_20_Emphasis"><text:span text:style-name="T184">.</text:span></text:span></text:p><text:p text:style-name="P76"><text:span text:style-name="Strong_20_Emphasis"><text:span text:style-name="T181"><text:tab/>Klik op </text:span></text:span><text:span text:style-name="Strong_20_Emphasis"><text:span text:style-name="T205">Terugzetten starten</text:span></text:span><text:span text:style-name="Strong_20_Emphasis"><text:span text:style-name="T181"> en vervolgens op </text:span></text:span><text:span text:style-name="Strong_20_Emphasis"><text:span text:style-name="T205">Terugzetten</text:span></text:span><text:span text:style-name="Strong_20_Emphasis"><text:span text:style-name="T186">.<text:line-break/></text:span></text:span><text:span text:style-name="Strong_20_Emphasis"><text:span text:style-name="T187">O</text:span></text:span><text:span text:style-name="Strong_20_Emphasis"><text:span text:style-name="T167">f </text:span></text:span><text:span text:style-name="Strong_20_Emphasis"><text:span text:style-name="T188">gebruik </text:span></text:span><text:span text:style-name="Strong_20_Emphasis"><text:span text:style-name="T189">het programma </text:span></text:span><text:span text:style-name="Strong_20_Emphasis"><text:span text:style-name="T207">Etche</text:span></text:span><text:span text:style-name="Strong_20_Emphasis"><text:span text:style-name="T208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348">etcher.io</text:span></text:span></text:a><text:span text:style-name="Strong_20_Emphasis"><text:span text:style-name="T190">) </text:span></text:span><text:span text:style-name="Strong_20_Emphasis"><text:span text:style-name="T191">dat </text:span></text:span><text:span text:style-name="Strong_20_Emphasis"><text:span text:style-name="T167">beschikbaar </text:span></text:span><text:span text:style-name="Strong_20_Emphasis"><text:span text:style-name="T191">is </text:span></text:span><text:span text:style-name="Strong_20_Emphasis"><text:span text:style-name="T167">voor </text:span></text:span><text:span text:style-name="Strong_20_Emphasis"><text:span text:style-name="T181">Windows, </text:span></text:span><text:span text:style-name="Strong_20_Emphasis"><text:span text:style-name="T192">mac</text:span></text:span><text:span text:style-name="Strong_20_Emphasis"><text:span text:style-name="T193">OS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189">Linux</text:span></text:span><text:span text:style-name="Strong_20_Emphasis"><text:span text:style-name="T194">.</text:span></text:span></text:p></text:note-body></text:note></text:span><text:span text:style-name="T217"> </text:span><text:span text:style-name="T220">of dvd.</text:span></text:p>
            <text:p text:style-name="P44"><text:span text:style-name="T162">Opstartmenu/</text:span><text:span text:style-name="T163">boot menu</text:span><text:span text:style-name="T162"> </text:span><text:span text:style-name="T161">via </text:span><text:span text:style-name="Definition"><text:span text:style-name="T351">opstartmenu</text:span></text:span><text:span text:style-name="T161">, </text:span><text:span text:style-name="T162">instellingen/</text:span><text:span text:style-name="T163">setup</text:span><text:span text:style-name="T161"> via </text:span><text:span text:style-name="Definition"><text:span text:style-name="T4">instellinge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8">Kies</text:span></text:span><text:span text:style-name="Strong_20_Emphasis"><text:span text:style-name="T38"> </text:span></text:span><text:span text:style-name="Strong_20_Emphasis"><text:span text:style-name="T119">als</text:span></text:span><text:span text:style-name="Strong_20_Emphasis"><text:span text:style-name="T39"> </text:span></text:span><text:span text:style-name="Strong_20_Emphasis"><text:span text:style-name="T40">mogelijk</text:span></text:span><text:span text:style-name="Strong_20_Emphasis"><text:span text:style-name="T38"> </text:span></text:span><text:span text:style-name="Strong_20_Emphasis"><text:span text:style-name="T41">met pijltjes-toetsen</text:span></text:span><text:span text:style-name="Strong_20_Emphasis"><text:span text:style-name="T42"> </text:span></text:span><text:span text:style-name="Strong_20_Emphasis"><text:span text:style-name="T140">Nederlands</text:span></text:span><text:span text:style-name="Strong_20_Emphasis"><text:span text:style-name="T43"> </text:span></text:span><text:span text:style-name="Strong_20_Emphasis"><text:span text:style-name="T41">en druk op </text:span></text:span><text:span text:style-name="Strong_20_Emphasis"><text:span text:style-name="T44">de </text:span></text:span><text:span text:style-name="Strong_20_Emphasis"><text:span text:style-name="T45">Enter</text:span></text:span><text:span text:style-name="Strong_20_Emphasis"><text:span text:style-name="T44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8">Kies </text:span><text:span text:style-name="T267">Ubuntu installeren </text:span><text:span text:style-name="Strong_20_Emphasis"><text:span text:style-name="T119">en druk op </text:span></text:span><text:span text:style-name="Strong_20_Emphasis"><text:span text:style-name="T120">de </text:span></text:span><text:span text:style-name="Strong_20_Emphasis"><text:span text:style-name="T121">Enter</text:span></text:span><text:span text:style-name="Strong_20_Emphasis"><text:span text:style-name="T120">-toets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69">V</text:span></text:span><text:span text:style-name="Strong_20_Emphasis"><text:span text:style-name="T65">olg de aanwijzingen </text:span></text:span><text:span text:style-name="Strong_20_Emphasis"><text:span text:style-name="T70">op de scherm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4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6">Als </text:span></text:span><text:span text:style-name="Strong_20_Emphasis"><text:span text:style-name="T47">het </text:span></text:span><text:span text:style-name="Strong_20_Emphasis"><text:span text:style-name="T48">het scherm </text:span></text:span><text:span text:style-name="Strong_20_Emphasis"><text:span text:style-name="T147">Draadloos</text:span></text:span><text:span text:style-name="Strong_20_Emphasis"><text:span text:style-name="T48"> </text:span></text:span><text:span text:style-name="Strong_20_Emphasis"><text:span text:style-name="T47">verschijnt, </text:span></text:span><text:span text:style-name="Strong_20_Emphasis"><text:span text:style-name="T49">kies</text:span></text:span><text:span text:style-name="Strong_20_Emphasis"><text:span text:style-name="T48"> </text:span></text:span><text:span text:style-name="Strong_20_Emphasis"><text:span text:style-name="T71">het</text:span></text:span><text:span text:style-name="Strong_20_Emphasis"><text:span text:style-name="T49"> draadloos netwerk, maak </text:span></text:span><text:span text:style-name="Strong_20_Emphasis"><text:span text:style-name="T37">verbinding, </text:span></text:span><text:span text:style-name="Strong_20_Emphasis"><text:span text:style-name="T50">en klik</text:span></text:span><text:span text:style-name="Strong_20_Emphasis"><text:span text:style-name="T37"> </text:span></text:span><text:span text:style-name="Strong_20_Emphasis"><text:span text:style-name="T51">op </text:span></text:span><text:span text:style-name="Strong_20_Emphasis"><text:span text:style-name="T143">Verd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4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2">O</text:span></text:span><text:span text:style-name="Strong_20_Emphasis"><text:span text:style-name="T53">p het scherm </text:span></text:span><text:span text:style-name="Strong_20_Emphasis"><text:span text:style-name="T148">Installatietype</text:span></text:span><text:span text:style-name="Strong_20_Emphasis"><text:span text:style-name="T123"> </text:span></text:span><text:span text:style-name="Strong_20_Emphasis"><text:span text:style-name="T124">selecteer</text:span></text:span><text:span text:style-name="Strong_20_Emphasis"><text:span text:style-name="T125"> </text:span></text:span><text:span text:style-name="Strong_20_Emphasis"><text:span text:style-name="T288">het gewenste </text:span></text:span><text:span text:style-name="Strong_20_Emphasis"><text:span text:style-name="T303">Installatie typ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89">K</text:span></text:span><text:span text:style-name="Strong_20_Emphasis"><text:span text:style-name="T54">lik </text:span></text:span><text:span text:style-name="Strong_20_Emphasis"><text:span text:style-name="T55">op</text:span></text:span><text:span text:style-name="Strong_20_Emphasis"><text:span text:style-name="T54"> </text:span></text:span><text:span text:style-name="Strong_20_Emphasis"><text:span text:style-name="T145">I</text:span></text:span><text:span text:style-name="Strong_20_Emphasis"><text:span text:style-name="T146">nstalle</text:span></text:span><text:span text:style-name="Strong_20_Emphasis"><text:span text:style-name="T145">e</text:span></text:span><text:span text:style-name="Strong_20_Emphasis"><text:span text:style-name="T146">r </text:span></text:span><text:span text:style-name="Strong_20_Emphasis"><text:span text:style-name="T145">nu</text:span></text:span><text:span text:style-name="Strong_20_Emphasis"><text:span text:style-name="T54">, </text:span></text:span><text:span text:style-name="Strong_20_Emphasis"><text:span text:style-name="T66">of klik op </text:span></text:span><text:span text:style-name="Strong_20_Emphasis"><text:span text:style-name="T141">Verder</text:span></text:span><text:span text:style-name="Strong_20_Emphasis"><text:span text:style-name="T66"> en </text:span></text:span><text:span text:style-name="Strong_20_Emphasis"><text:span text:style-name="T122">c</text:span></text:span><text:span text:style-name="Strong_20_Emphasis"><text:span text:style-name="T56">ontroleer de </text:span></text:span><text:span text:style-name="Strong_20_Emphasis"><text:span text:style-name="T57">voorgestelde </text:span></text:span><text:span text:style-name="Strong_20_Emphasis"><text:span text:style-name="T56">schijfindelin</text:span></text:span><text:span text:style-name="Strong_20_Emphasis"><text:span text:style-name="T58">g,</text:span></text:span><text:span text:style-name="Strong_20_Emphasis"><text:span text:style-name="T56"> </text:span></text:span><text:span text:style-name="Strong_20_Emphasis"><text:span text:style-name="T59">kies de gewenste schijf, </text:span></text:span><text:span text:style-name="Strong_20_Emphasis"><text:span text:style-name="T58">en </text:span></text:span><text:span text:style-name="Strong_20_Emphasis"><text:span text:style-name="T128">k</text:span></text:span><text:span text:style-name="Strong_20_Emphasis"><text:span text:style-name="T129">lik op </text:span></text:span><text:span text:style-name="Strong_20_Emphasis"><text:span text:style-name="T145">I</text:span></text:span><text:span text:style-name="Strong_20_Emphasis"><text:span text:style-name="T146">nstalle</text:span></text:span><text:span text:style-name="Strong_20_Emphasis"><text:span text:style-name="T145">e</text:span></text:span><text:span text:style-name="Strong_20_Emphasis"><text:span text:style-name="T146">r </text:span></text:span><text:span text:style-name="Strong_20_Emphasis"><text:span text:style-name="T145">nu</text:span></text:span><text:span text:style-name="Strong_20_Emphasis"><text:span text:style-name="T129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6"><text:span text:style-name="Strong_20_Emphasis"><text:span text:style-name="T52">O</text:span></text:span><text:span text:style-name="Strong_20_Emphasis"><text:span text:style-name="T53">p het scherm </text:span></text:span><text:span text:style-name="Strong_20_Emphasis"><text:span text:style-name="T148">Wilt u deze aanpassingen wegschrijven naar de schijven? </text:span></text:span><text:span text:style-name="Strong_20_Emphasis"><text:span text:style-name="T60">controleer de </text:span></text:span><text:span text:style-name="Strong_20_Emphasis"><text:span text:style-name="T61">partities</text:span></text:span><text:span text:style-name="Strong_20_Emphasis"><text:span text:style-name="T60"> </text:span></text:span><text:span text:style-name="Strong_20_Emphasis"><text:span text:style-name="T62">die </text:span></text:span><text:span text:style-name="Strong_20_Emphasis"><text:span text:style-name="T63">geformatteerd</text:span></text:span><text:span text:style-name="Strong_20_Emphasis"><text:span text:style-name="T62"> worden </text:span></text:span><text:span text:style-name="Strong_20_Emphasis"><text:span text:style-name="T60">en </text:span></text:span><text:span text:style-name="Strong_20_Emphasis"><text:span text:style-name="T52">klik </text:span></text:span><text:span text:style-name="Strong_20_Emphasis"><text:span text:style-name="T54">op </text:span></text:span><text:span text:style-name="Strong_20_Emphasis"><text:span text:style-name="T144">Verder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4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0">O</text:span></text:span><text:span text:style-name="Strong_20_Emphasis"><text:span text:style-name="T291">p </text:span></text:span><text:span text:style-name="Strong_20_Emphasis"><text:span text:style-name="T292">het </text:span></text:span><text:span text:style-name="Strong_20_Emphasis"><text:span text:style-name="T293">scherm </text:span></text:span><text:span text:style-name="Strong_20_Emphasis"><text:span text:style-name="T304">Waar bevindt u zich?</text:span></text:span><text:span text:style-name="Strong_20_Emphasis"><text:span text:style-name="T293"> </text:span></text:span><text:span text:style-name="Strong_20_Emphasis"><text:span text:style-name="T294">controleer </text:span></text:span><text:span text:style-name="Strong_20_Emphasis"><text:span text:style-name="T295">de </text:span></text:span><text:span text:style-name="Strong_20_Emphasis"><text:span text:style-name="T294">locatie en </text:span></text:span><text:span text:style-name="Strong_20_Emphasis"><text:span text:style-name="T290">klik </text:span></text:span><text:span text:style-name="Strong_20_Emphasis"><text:span text:style-name="T293">op </text:span></text:span><text:span text:style-name="Strong_20_Emphasis"><text:span text:style-name="T304">Verder</text:span></text:span><text:span text:style-name="Strong_20_Emphasis"><text:span text:style-name="T29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4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5">Op </text:span><text:span text:style-name="T306">het </text:span><text:span text:style-name="T304">scherm </text:span><text:span text:style-name="Strong_20_Emphasis"><text:span text:style-name="T304">Wie bent u?</text:span></text:span><text:span text:style-name="T304"> </text:span><text:span text:style-name="T305">vul </text:span><text:span text:style-name="T307">in </text:span><text:span text:style-name="Strong_20_Emphasis"><text:span text:style-name="T308">Uw n</text:span></text:span><text:span text:style-name="Strong_20_Emphasis"><text:span text:style-name="T309">aam</text:span></text:span><text:span text:style-name="Strong_20_Emphasis"><text:span text:style-name="T296"> </text:span></text:span><text:span text:style-name="Definition"><text:span text:style-name="T5">gebruiker</text:span></text:span><text:span text:style-name="Strong_20_Emphasis"><text:span text:style-name="T297">, <text:line-break/></text:span></text:span><text:span text:style-name="Strong_20_Emphasis"><text:span text:style-name="T309">Naam </text:span></text:span><text:span text:style-name="Strong_20_Emphasis"><text:span text:style-name="T308">van uw </text:span></text:span><text:span text:style-name="Strong_20_Emphasis"><text:span text:style-name="T31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6">,<text:line-break/></text:span></text:span><text:span text:style-name="Strong_20_Emphasis"><text:span text:style-name="T308">Kies een g</text:span></text:span><text:span text:style-name="Strong_20_Emphasis"><text:span text:style-name="T310">ebruikersnaam</text:span></text:span><text:span text:style-name="Strong_20_Emphasis"><text:span text:style-name="T296"> </text:span></text:span><text:span text:style-name="Definition"><text:span text:style-name="T5">gebruikersnaam</text:span></text:span><text:span text:style-name="Strong_20_Emphasis"><text:span text:style-name="T296">,<text:line-break/></text:span></text:span><text:span text:style-name="Strong_20_Emphasis"><text:span text:style-name="T298">g</text:span></text:span><text:span text:style-name="Strong_20_Emphasis"><text:span text:style-name="T287">eef tweemaal een </text:span></text:span><text:span text:style-name="Strong_20_Emphasis"><text:span text:style-name="T302">wachtwoord</text:span></text:span><text:span text:style-name="Strong_20_Emphasis"><text:span text:style-name="T287">,</text:span></text:span><text:span text:style-name="Strong_20_Emphasis"><text:span text:style-name="T299"> </text:span></text:span><text:span text:style-name="Strong_20_Emphasis"><text:span text:style-name="T300">en</text:span></text:span><text:span text:style-name="Strong_20_Emphasis"><text:span text:style-name="T299"> </text:span></text:span><text:span text:style-name="Strong_20_Emphasis"><text:span text:style-name="T301">k</text:span></text:span><text:span text:style-name="Strong_20_Emphasis"><text:span text:style-name="T287">lik op </text:span></text:span><text:span text:style-name="Strong_20_Emphasis"><text:span text:style-name="T302">Verder</text:span></text:span><text:span text:style-name="Strong_20_Emphasis"><text:span text:style-name="T287">.</text:span></text:span></text:p>
          </table:table-cell>
        </table:table-row>
      </table:table>
      <text:p text:style-name="P43"><text:span text:style-name="Strong_20_Emphasis"><text:span text:style-name="T126"/></text:span></text:p>
      <text:list xml:id="list164715965663847" text:continue-numbering="true" text:style-name="L1">
        <text:list-item>
          <text:p text:style-name="P8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47"><text:span text:style-name="Strong_20_Emphasis"><text:span text:style-name="T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4"><text:s/></text:span></text:span><text:span text:style-name="Strong_20_Emphasis"><text:span text:style-name="T116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4">Aanmelden als </text:span></text:span><text:span text:style-name="Definition"><text:span text:style-name="T12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27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69">V</text:span></text:span><text:span text:style-name="Strong_20_Emphasis"><text:span text:style-name="T65">olg de aanwijzingen </text:span></text:span><text:span text:style-name="Strong_20_Emphasis"><text:span text:style-name="T70">op de schermen</text:span></text:span><text:span text:style-name="Strong_20_Emphasis"><text:span text:style-name="T13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4"><text:s/></text:span></text:span><text:span text:style-name="Strong_20_Emphasis"><text:span text:style-name="T116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4">Installeer </text:span></text:span><text:span text:style-name="Strong_20_Emphasis"><text:span text:style-name="T113">pakket kz</text:span></text:span><text:span text:style-name="Strong_20_Emphasis"><text:span text:style-name="T113"><text:note text:id="ftn7" text:note-class="footnote"><text:note-citation>1</text:note-citation><text:note-body><text:p text:style-name="P74"><text:span text:style-name="T355">Debian-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75"> </text:span></text:span><text:span text:style-name="Strong_20_Emphasis"><text:span text:style-name="T114">via </text:span></text:span><text:span text:style-name="Strong_20_Emphasis"><text:span text:style-name="T83">een </text:span></text:span><text:span text:style-name="Strong_20_Emphasis"><text:span text:style-name="T98">druk</text:span></text:span><text:span text:style-name="Strong_20_Emphasis"><text:span text:style-name="T83"> op</text:span></text:span><text:span text:style-name="Strong_20_Emphasis"><text:span text:style-name="T99"> de </text:span></text:span><text:span text:style-name="Strong_20_Emphasis"><text:span text:style-name="T86">Super</text:span></text:span><text:span text:style-name="Strong_20_Emphasis"><text:span text:style-name="T99">-toets</text:span></text:span><text:span text:style-name="Strong_20_Emphasis"><text:span text:style-name="T89"><text:note text:id="ftn8" text:note-class="footnote"><text:note-citation>2</text:note-citation><text:note-body><text:p text:style-name="P42"><text:span text:style-name="T238">De </text:span><text:span text:style-name="T239">Super</text:span><text:span text:style-name="T238">-toets </text:span><text:span text:style-name="T240">zit linksonder op het toetsenbord en </text:span><text:span text:style-name="T238">heeft een logo in plaats van alleen letters.</text:span></text:p></text:note-body></text:note></text:span></text:span><text:span text:style-name="Strong_20_Emphasis"><text:span text:style-name="T83">, </text:span></text:span><text:span text:style-name="Strong_20_Emphasis"><text:span text:style-name="T96">t</text:span></text:span><text:span text:style-name="Strong_20_Emphasis"><text:span text:style-name="T88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7"> </text:span></text:span><text:span text:style-name="Strong_20_Emphasis"><text:span text:style-name="T97">e</text:span></text:span><text:span text:style-name="Strong_20_Emphasis"><text:span text:style-name="T75">n </text:span></text:span><text:span text:style-name="Strong_20_Emphasis"><text:span text:style-name="T91">k</text:span></text:span><text:span text:style-name="Strong_20_Emphasis"><text:span text:style-name="T75">lik op </text:span></text:span><text:span text:style-name="Strong_20_Emphasis"><text:span text:style-name="T139">Terminalvenster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4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78">, of </text:span></text:span><text:span text:style-name="Strong_20_Emphasis"><text:span text:style-name="T77">kopieer en plak, de</text:span></text:span><text:span text:style-name="Strong_20_Emphasis"><text:span text:style-name="T100">z</text:span></text:span><text:span text:style-name="Strong_20_Emphasis"><text:span text:style-name="T77">e </text:span></text:span><text:span text:style-name="Strong_20_Emphasis"><text:span text:style-name="T80">twee </text:span></text:span><text:span text:style-name="Strong_20_Emphasis"><text:span text:style-name="T77">opdrachten, ieder gevolgd door de </text:span></text:span><text:span text:style-name="Strong_20_Emphasis"><text:span text:style-name="T76">Enter</text:span></text:span><text:span text:style-name="Strong_20_Emphasis"><text:span text:style-name="T75">-toets:<text:line-break/></text:span></text:span><text:span text:style-name="User_20_Entry"><text:span text:style-name="T28">wget karelzimmer.nl/</text:span></text:span><text:span text:style-name="User_20_Entry"><text:span text:style-name="T29">kz</text:span></text:span><text:span text:style-name="User_20_Entry"><text:span text:style-name="T28"><text:line-break/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4"><text:s/></text:span></text:span><text:span text:style-name="Strong_20_Emphasis"><text:span text:style-name="T116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 </text:span></text:span><text:span text:style-name="Strong_20_Emphasis"><text:span text:style-name="T7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99"> de </text:span></text:span><text:span text:style-name="Strong_20_Emphasis"><text:span text:style-name="T86">Super</text:span></text:span><text:span text:style-name="Strong_20_Emphasis"><text:span text:style-name="T99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83">, </text:span></text:span><text:span text:style-name="Strong_20_Emphasis"><text:span text:style-name="T96">t</text:span></text:span><text:span text:style-name="Strong_20_Emphasis"><text:span text:style-name="T88">yp </text:span></text:span><text:span text:style-name="Strong_20_Emphasis"><text:span text:style-name="T135">men</text:span></text:span><text:span text:style-name="Strong_20_Emphasis"><text:span text:style-name="T134">u</text:span></text:span><text:span text:style-name="Strong_20_Emphasis"><text:span text:style-name="T89"> </text:span></text:span><text:span text:style-name="Strong_20_Emphasis"><text:span text:style-name="T97">e</text:span></text:span><text:span text:style-name="Strong_20_Emphasis"><text:span text:style-name="T75">n </text:span></text:span><text:span text:style-name="Strong_20_Emphasis"><text:span text:style-name="T91">k</text:span></text:span><text:span text:style-name="Strong_20_Emphasis"><text:span text:style-name="T75">lik op </text:span></text:span><text:span text:style-name="Strong_20_Emphasis"><text:span text:style-name="T151">Installatiem</text:span></text:span><text:span text:style-name="Strong_20_Emphasis"><text:span text:style-name="T152">enu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4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56">3</text:span></text:span><text:span text:style-name="Strong_20_Emphasis"><text:span text:style-name="T131"> </text:span></text:span><text:span text:style-name="Strong_20_Emphasis"><text:span text:style-name="T157">Installatie</text:span></text:span><text:span text:style-name="Strong_20_Emphasis"><text:span text:style-name="T158"> </text:span></text:span><text:span text:style-name="Strong_20_Emphasis"><text:span text:style-name="T159">afronden</text:span></text:span><text:span text:style-name="Strong_20_Emphasis"><text:span text:style-name="T105"> </text:span></text:span><text:span text:style-name="Strong_20_Emphasis"><text:span text:style-name="T95">en </text:span></text:span><text:span text:style-name="Strong_20_Emphasis"><text:span text:style-name="T106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7"><text:span text:style-name="Strong_20_Emphasis"><text:span text:style-name="T64"><text:tab/></text:span></text:span></text:p>
      <text:p text:style-name="P48"><text:span text:style-name="Strong_20_Emphasis"><text:span text:style-name="T95"/></text:span></text:p>
      <text:p text:style-name="P49"><text:span text:style-name="Strong_20_Emphasis"><text:span text:style-name="T82"/></text:span></text:p>
      <text:list xml:id="list164716388609961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4"><text:s/></text:span></text:span><text:span text:style-name="Strong_20_Emphasis"><text:span text:style-name="T116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4">Aanmelden als </text:span></text:span><text:span text:style-name="Definition"><text:span text:style-name="T12">gebruiker</text:span></text:span><text:span text:style-name="Strong_20_Emphasis"><text:span text:style-name="T107"><text:note text:id="ftn9" text:note-class="footnote"><text:note-citation>1</text:note-citation><text:note-body><text:p text:style-name="P68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4"><text:s/></text:span></text:span><text:span text:style-name="Strong_20_Emphasis"><text:span text:style-name="T116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8">R</text:span></text:span><text:span text:style-name="Strong_20_Emphasis"><text:span text:style-name="T109">icht </text:span></text:span><text:span text:style-name="Strong_20_Emphasis"><text:span text:style-name="T110">de </text:span></text:span><text:span text:style-name="Definition"><text:span text:style-name="T24">gebruiker</text:span></text:span><text:span text:style-name="Strong_20_Emphasis"><text:span text:style-name="T109"> </text:span></text:span><text:span text:style-name="Strong_20_Emphasis"><text:span text:style-name="T111">in </text:span></text:span><text:span text:style-name="Strong_20_Emphasis"><text:span text:style-name="T7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99"> de </text:span></text:span><text:span text:style-name="Strong_20_Emphasis"><text:span text:style-name="T86">Super</text:span></text:span><text:span text:style-name="Strong_20_Emphasis"><text:span text:style-name="T99">-toets</text:span></text:span><text:span text:style-name="Strong_20_Emphasis"><text:span text:style-name="T35"><text:note text:id="ftn10" text:note-class="footnote"><text:note-citation>2</text:note-citation><text:note-body><text:p text:style-name="P42"><text:span text:style-name="T238">De </text:span><text:span text:style-name="T239">Super</text:span><text:span text:style-name="T238">-toets </text:span><text:span text:style-name="T240">zit linksonder op het toetsenbord en </text:span><text:span text:style-name="T238">heeft een logo in plaats van alleen letters.</text:span></text:p></text:note-body></text:note></text:span></text:span><text:span text:style-name="Strong_20_Emphasis"><text:span text:style-name="T83">, </text:span></text:span><text:span text:style-name="Strong_20_Emphasis"><text:span text:style-name="T96">t</text:span></text:span><text:span text:style-name="Strong_20_Emphasis"><text:span text:style-name="T88">yp </text:span></text:span><text:span text:style-name="Strong_20_Emphasis"><text:span text:style-name="T135">men</text:span></text:span><text:span text:style-name="Strong_20_Emphasis"><text:span text:style-name="T134">u</text:span></text:span><text:span text:style-name="Strong_20_Emphasis"><text:span text:style-name="T89"> </text:span></text:span><text:span text:style-name="Strong_20_Emphasis"><text:span text:style-name="T97">e</text:span></text:span><text:span text:style-name="Strong_20_Emphasis"><text:span text:style-name="T75">n </text:span></text:span><text:span text:style-name="Strong_20_Emphasis"><text:span text:style-name="T91">k</text:span></text:span><text:span text:style-name="Strong_20_Emphasis"><text:span text:style-name="T75">lik op </text:span></text:span><text:span text:style-name="Strong_20_Emphasis"><text:span text:style-name="T151">Installatiem</text:span></text:span><text:span text:style-name="Strong_20_Emphasis"><text:span text:style-name="T152">enu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56">4 </text:span></text:span><text:span text:style-name="Strong_20_Emphasis"><text:span text:style-name="T136">Gebruiker inrichten</text:span></text:span><text:span text:style-name="Strong_20_Emphasis"><text:span text:style-name="T105"> </text:span></text:span><text:span text:style-name="Strong_20_Emphasis"><text:span text:style-name="T95">en </text:span></text:span><text:span text:style-name="Strong_20_Emphasis"><text:span text:style-name="T106">v</text:span></text:span><text:span text:style-name="Strong_20_Emphasis"><text:span text:style-name="T82">olg de aanwijzingen op het scherm</text:span></text:span><text:span text:style-name="Strong_20_Emphasis"><text:span text:style-name="T132">.</text:span></text:span></text:p>
          </table:table-cell>
        </table:table-row>
      </table:table>
      <text:p text:style-name="P19"><text:span text:style-name="Strong_20_Emphasis"><text:span text:style-name="T112"/></text:span></text:p>
      <text:p text:style-name="P37"/>
      <text:p text:style-name="P37"/>
      <text:p text:style-name="P39"><text:span text:style-name="T232">E</text:span><text:span text:style-name="T233">inde c</text:span><text:span text:style-name="T234">hecklist, </text:span><text:span text:style-name="T235">d</text:span><text:span text:style-name="T234">e installatie van </text:span><text:span text:style-name="Strong_20_Emphasis"><text:span text:style-name="T252"><text:user-field-get text:name="Distro">Ubuntu</text:user-field-get></text:span></text:span><text:span text:style-name="T236"><text:s/></text:span><text:span text:style-name="T237"><text:user-field-get text:name="Version">22.04</text:user-field-get></text:span><text:span text:style-name="Strong_20_Emphasis"><text:span text:style-name="T253"><text:s/></text:span></text:span><text:span text:style-name="Strong_20_Emphasis"><text:span text:style-name="T251">LTS</text:span></text:span><text:span text:style-name="T34"> </text:span><text:span text:style-name="Strong_20_Emphasis"><text:span text:style-name="T160"><text:user-field-get text:name="Edition">desktop</text:user-field-get></text:span></text:span><text:span text:style-name="Strong_20_Emphasis"><text:span text:style-name="T160"><text:s/></text:span></text:span><text:span text:style-name="T234">is voltooid.</text:span></text:p>
      <text:p text:style-name="P17"/>
      <text:p text:style-name="P7"><text:span text:style-name="Emphasis"><text:span text:style-name="T314">Geschreven </text:span></text:span><text:span text:style-name="Emphasis"><text:span text:style-name="T317">in</text:span></text:span><text:span text:style-name="Emphasis"><text:span text:style-name="T311"> </text:span></text:span><text:span text:style-name="Strong_20_Emphasis"><text:span text:style-name="T82"><text:user-field-get style:data-style-name="N0" text:name="Releaseyear">2022</text:user-field-get></text:span></text:span><text:span text:style-name="Emphasis"><text:span text:style-name="T312"><text:s/></text:span></text:span><text:span text:style-name="Emphasis"><text:span text:style-name="T313">d</text:span></text:span><text:span text:style-name="Emphasis"><text:span text:style-name="T31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5">Karel Zimmer</text:span></text:span></text:a><text:span text:style-name="Emphasis"><text:span text:style-name="T31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6">Creative Commons Publiek Domein Verklaring</text:span></text:span></text:a><text:span text:style-name="Emphasis"><text:span text:style-name="T3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05T16:47:15.296748834">05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05T16:47:15.094141147</dc:date>
    <meta:keyword>Installatie</meta:keyword>
    <meta:keyword>Checklist</meta:keyword>
    <meta:keyword>Linux</meta:keyword>
    <meta:editing-cycles>6592</meta:editing-cycles>
    <meta:editing-duration>P11DT15H37M55S</meta:editing-duration>
    <dc:creator>Karel Zimmer</dc:creator>
    <meta:document-statistic meta:table-count="4" meta:image-count="0" meta:object-count="0" meta:page-count="4" meta:paragraph-count="75" meta:word-count="735" meta:character-count="4955" meta:non-whitespace-character-count="4244"/>
    <meta:user-defined meta:name="Info 1"/>
    <meta:user-defined meta:name="Info 2"/>
    <meta:user-defined meta:name="Info 3"/>
    <meta:user-defined meta:name="Info 4"/>
  </office:meta>
</office:document-meta>
</file>